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paragraph-rsid="0003a324"/>
    </style:style>
    <style:style style:name="P2" style:family="paragraph" style:parent-style-name="Header">
      <style:text-properties style:font-name="HelveticaNeueLT Pro 55 Roman" fo:font-size="14pt" fo:font-weight="bold" officeooo:rsid="0003a324" officeooo:paragraph-rsid="0003a324" style:font-size-asian="12.25pt" style:font-weight-asian="bold" style:font-size-complex="14pt" style:font-weight-complex="bold"/>
    </style:style>
    <style:style style:name="T1" style:family="text">
      <style:text-properties fo:font-size="13pt" officeooo:rsid="0003a324" style:font-size-asian="11.3500003814697pt" style:font-size-complex="13pt"/>
    </style:style>
    <style:style style:name="T2" style:family="text">
      <style:text-properties fo:font-size="13pt" officeooo:rsid="0004ef52" style:font-size-asian="11.3500003814697pt" style:font-size-complex="13pt"/>
    </style:style>
    <style:style style:name="T3" style:family="text">
      <style:text-properties fo:font-size="13pt" officeooo:rsid="0008aea2" style:font-size-asian="11.3500003814697pt" style:font-size-complex="13pt"/>
    </style:style>
    <style:style style:name="T4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Pentru dezvoltarea proiectului am folosit mediul integrat de dezvoltare Visual Studio Community Edition 2013 cu setările de rigoare pentru a viza platforma .NET 4.5 și limbajul de programare obiect orientat C#. </text:span><text:span text:style-name="T2">Proiectul este destinat să funcționeze pentru sistemul de operare Windows versiunile 8, 8.1 și 10, iar pentru versiunile 7 SP1 și Vista SP2 necesitând o instalare separată a platformei .NET vizate. </text:span></text:p>
      <text:p text:style-name="P1"><text:span text:style-name="T2"><text:tab/>Interfața utilizator este realizată utilizând subsistemul grafic pentru redare al interfețelor grafice Windows Presentation Foundation. Comunicarea între componentele vizuale și cele logice se realizează folosind Prism, o tehnologie modernă ce include practici și seturi de librării <text:s/>definite de echipa de practici și șabloane Microsoft. </text:span><text:span text:style-name="T3">Structurarea </text:span><text:span text:style-name="T2">aplicațiilor </text:span><text:span text:style-name="T3">în module slab interconectate, lipsa de referințe în proiectele ce conțin implementări, izolarea comportamentului interfeței utilizator reprezintă avantajele folosirii acestui ghid Prism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NeueLT Pro 55 Roman" fo:font-size="14pt" fo:font-weight="bold" officeooo:rsid="0003a324" officeooo:paragraph-rsid="0003a324" style:font-size-asian="12.25pt" style:font-weight-asian="bold" style:font-size-complex="14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. Intrumente și metodologia software folosită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M11S</meta:editing-duration>
    <meta:editing-cycles>6</meta:editing-cycles>
    <meta:generator>LibreOffice/4.4.3.2$Windows_x86 LibreOffice_project/88805f81e9fe61362df02b9941de8e38a9b5fd16</meta:generator>
    <dc:date>2015-06-10T22:49:50.330000000</dc:date>
    <meta:document-statistic meta:table-count="0" meta:image-count="0" meta:object-count="0" meta:page-count="1" meta:paragraph-count="3" meta:word-count="136" meta:character-count="1009" meta:non-whitespace-character-count="871"/>
    <meta:user-defined meta:name="Info 1"/>
    <meta:user-defined meta:name="Info 2"/>
    <meta:user-defined meta:name="Info 3"/>
    <meta:user-defined meta:name="Info 4"/>
  </office:meta>
</office:document-meta>
</file>